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e12" officeooo:paragraph-rsid="00124e12"/>
    </style:style>
    <style:style style:name="P2" style:family="paragraph" style:parent-style-name="Standard">
      <style:text-properties officeooo:rsid="001331c7" officeooo:paragraph-rsid="001331c7"/>
    </style:style>
    <style:style style:name="P3" style:family="paragraph" style:parent-style-name="Standard">
      <style:text-properties officeooo:rsid="00124e12" officeooo:paragraph-rsid="00124e12"/>
    </style:style>
    <style:style style:name="P4" style:family="paragraph" style:parent-style-name="Standard">
      <style:text-properties officeooo:rsid="00140e99" officeooo:paragraph-rsid="00140e99"/>
    </style:style>
    <style:style style:name="P5" style:family="paragraph" style:parent-style-name="Standard">
      <style:text-properties fo:font-weight="bold" officeooo:rsid="00140e99" officeooo:paragraph-rsid="00140e99" style:font-weight-asian="bold" style:font-weight-complex="bold"/>
    </style:style>
    <style:style style:name="P6" style:family="paragraph" style:parent-style-name="Standard">
      <style:text-properties officeooo:rsid="0011b755" officeooo:paragraph-rsid="00140e99"/>
    </style:style>
    <style:style style:name="P7" style:family="paragraph" style:parent-style-name="Standard">
      <style:text-properties officeooo:rsid="0011957f" officeooo:paragraph-rsid="00140e99"/>
    </style:style>
    <style:style style:name="P8" style:family="paragraph" style:parent-style-name="Standard">
      <style:text-properties officeooo:paragraph-rsid="00140e99"/>
    </style:style>
    <style:style style:name="P9" style:family="paragraph" style:parent-style-name="Standard">
      <style:text-properties officeooo:rsid="00145279" officeooo:paragraph-rsid="00140e99"/>
    </style:style>
    <style:style style:name="P10" style:family="paragraph" style:parent-style-name="Standard">
      <style:text-properties fo:font-size="13pt" fo:font-weight="bold" officeooo:paragraph-rsid="00140e99" style:font-size-asian="13pt" style:font-weight-asian="bold" style:font-size-complex="13pt" style:font-weight-complex="bold"/>
    </style:style>
    <style:style style:name="P11" style:family="paragraph" style:parent-style-name="Standard">
      <style:text-properties fo:font-size="13pt" fo:font-weight="bold" officeooo:rsid="00140e99" officeooo:paragraph-rsid="00140e99" style:font-size-asian="13pt" style:font-weight-asian="bold" style:font-size-complex="13pt" style:font-weight-complex="bold"/>
    </style:style>
    <style:style style:name="P12" style:family="paragraph" style:parent-style-name="Standard">
      <style:text-properties fo:font-weight="normal" officeooo:rsid="0011bb5e" officeooo:paragraph-rsid="00140e99" style:font-weight-asian="normal" style:font-weight-complex="normal"/>
    </style:style>
    <style:style style:name="P13" style:family="paragraph" style:parent-style-name="Standard">
      <style:text-properties officeooo:rsid="0011bb5e" officeooo:paragraph-rsid="00140e99"/>
    </style:style>
    <style:style style:name="P14" style:family="paragraph" style:parent-style-name="Standard">
      <style:text-properties officeooo:rsid="00120a9f" officeooo:paragraph-rsid="00140e99"/>
    </style:style>
    <style:style style:name="T1" style:family="text">
      <style:text-properties officeooo:rsid="00145279"/>
    </style:style>
    <style:style style:name="T2" style:family="text">
      <style:text-properties style:text-position="super 58%"/>
    </style:style>
    <style:style style:name="T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span text:style-name="T1">ASSIGNMENT :</text:span></text:p>
      <text:p text:style-name="P10"/>
      <text:p text:style-name="P11">07-12-2017 (1day)</text:p>
      <text:p text:style-name="P11"/>
      <text:p text:style-name="P9">#!/usr/bin/python </text:p>
      <text:p text:style-name="P9">value=input("Enter the binary value : ") # value="0b101" </text:p>
      <text:p text:style-name="P9">print value </text:p>
      <text:p text:style-name="P9">te=type(value) </text:p>
      <text:p text:style-name="P9">print "you entered : "+str(value)+ " it's decimal value is ",int(value,2) </text:p>
      <text:p text:style-name="P9">value=input("Enter the octal value : ") # value="023" </text:p>
      <text:p text:style-name="P9">print value </text:p>
      <text:p text:style-name="P9">te=type(value) </text:p>
      <text:p text:style-name="P9">print "you entered :"+str(value)+ " it's decimal value is ",int(value,8) </text:p>
      <text:p text:style-name="P9">value=input("Enter the hexadecimal value : ") # value="0x23" </text:p>
      <text:p text:style-name="P9">print value </text:p>
      <text:p text:style-name="P9">te=type(value) </text:p>
      <text:p text:style-name="P9">print "you entered :"+str(value)+ " it's decicmal value is ",int(value,16) </text:p>
      <text:p text:style-name="P9">value=input("Enter the decimal value : ") # value ="123" </text:p>
      <text:p text:style-name="P9">print value </text:p>
      <text:p text:style-name="P9">te=type(value) </text:p>
      <text:p text:style-name="P9">print "you entered :"+str(value)+ " it's decimal value is ",int(value,10) </text:p>
      <text:p text:style-name="P9"/>
      <text:p text:style-name="P9"/>
      <text:p text:style-name="P9"/>
      <text:p text:style-name="P9">#!/usr/bin/python </text:p>
      <text:p text:style-name="P9">value="0b10101" </text:p>
      <text:p text:style-name="P9">dec=int(value,2) </text:p>
      <text:p text:style-name="P9">print "Hexadecimal number ",hex(dec) </text:p>
      <text:p text:style-name="P9">print "octal number : ",oct(dec) </text:p>
      <text:p text:style-name="P9">print "deccimal number ",dec </text:p>
      <text:p text:style-name="P9"/>
      <text:p text:style-name="P9">#!/usr/bin/python </text:p>
      <text:p text:style-name="P9">string=input("Enter the string in 5 char :") </text:p>
      <text:p text:style-name="P9">print string[0], " :its integer value is :",ord(string[0]) </text:p>
      <text:p text:style-name="P9">print string[1], " :its integer value is :",ord(string[1]) </text:p>
      <text:p text:style-name="P9">print string[2], " :its integer value is :",ord(string[2]) </text:p>
      <text:p text:style-name="P9">print string[3], " :its integer value is :",ord(string[3]) </text:p>
      <text:p text:style-name="P9">print string[4], " :its integer value is :",ord(string[4]) </text:p>
      <text:p text:style-name="P9"/>
      <text:p text:style-name="P9">integer=input("Enter the integer value in between 65 to 90 : ") </text:p>
      <text:p text:style-name="P9">print "ur entered num ",integer,"charecter is <text:s/>: ",chr(integer) </text:p>
      <text:p text:style-name="P9"/>
      <text:p text:style-name="P9"/>
      <text:p text:style-name="P9"/>
      <text:p text:style-name="P9">#!/usr/bin/python </text:p>
      <text:p text:style-name="P9">v1=0xCD </text:p>
      <text:p text:style-name="P9">pos=1 </text:p>
      <text:p text:style-name="P9">mask=0x1&lt;&lt;pos </text:p>
      <text:p text:style-name="P9">res=v1 | mask </text:p>
      <text:p text:style-name="P9">print "setting 2nd bit of v1",bin(res) </text:p>
      <text:p text:style-name="P9"/>
      <text:p text:style-name="P9">posi=3 </text:p>
      <text:p text:style-name="P9"><text:soft-page-break/>mask=0x1&lt;&lt;posi </text:p>
      <text:p text:style-name="P9">res=v1&amp;~mask </text:p>
      <text:p text:style-name="P9">print "clearing 4th bit of v1",bin(res) </text:p>
      <text:p text:style-name="P9"/>
      <text:p text:style-name="P9"/>
      <text:p text:style-name="P5">8-12-2017(2day)</text:p>
      <text:p text:style-name="P9"/>
      <text:p text:style-name="P9">1.</text:p>
      <text:p text:style-name="P9">#!/usr/bin/python </text:p>
      <text:p text:style-name="P9">inp=raw_input("Enter the sequence of elements :").split(',') </text:p>
      <text:p text:style-name="P9">my_tuple=tuple(inp) </text:p>
      <text:p text:style-name="P9"/>
      <text:p text:style-name="P9">print "List:",inp </text:p>
      <text:p text:style-name="P9">print "Tuple:",my_tuple</text:p>
      <text:p text:style-name="P9"/>
      <text:p text:style-name="P9">2.</text:p>
      <text:p text:style-name="P9">#!/usr/bin/python </text:p>
      <text:p text:style-name="P9">number=list(input("Enter the sequence with coma :")) </text:p>
      <text:p text:style-name="P9">for i in number: </text:p>
      <text:p text:style-name="P9"><text:tab/>if i%4==0 and i%5!=0: </text:p>
      <text:p text:style-name="P9"><text:tab/><text:tab/>print i, </text:p>
      <text:p text:style-name="P9"><text:tab/>else: </text:p>
      <text:p text:style-name="P9"><text:tab/><text:tab/>print "This numbers ", i</text:p>
      <text:p text:style-name="P9"/>
      <text:p text:style-name="P9">3.</text:p>
      <text:p text:style-name="P9">#!/usr/bin/python </text:p>
      <text:p text:style-name="P9">num=input("enter the number : ") </text:p>
      <text:p text:style-name="P9">my_dict={} </text:p>
      <text:p text:style-name="P9">for i in range(1,num+1): </text:p>
      <text:p text:style-name="P9"><text:tab/>my_dict[i]=i**3 </text:p>
      <text:p text:style-name="P9">print my_dict</text:p>
      <text:p text:style-name="P9"/>
      <text:p text:style-name="P9">4.</text:p>
      <text:p text:style-name="P9">#!/usr/bin/python </text:p>
      <text:p text:style-name="P9">l1=[2,13,5,7,6,9] </text:p>
      <text:p text:style-name="P9">temp=0 </text:p>
      <text:p text:style-name="P9">for i in l1: </text:p>
      <text:p text:style-name="P9"><text:tab/>ad=temp+i </text:p>
      <text:p text:style-name="P9"><text:tab/>if ad==15: </text:p>
      <text:p text:style-name="P9"><text:tab/><text:tab/>print "values :",temp,i, "index :",l1.index(temp),l1.index(i) </text:p>
      <text:p text:style-name="P9"><text:tab/>temp=i</text:p>
      <text:p text:style-name="P9">5.</text:p>
      <text:p text:style-name="P9">#!/usr/bin/python </text:p>
      <text:p text:style-name="P9">li=[] </text:p>
      <text:p text:style-name="P9">for i in range(10,31): </text:p>
      <text:p text:style-name="P9"><text:tab/>if i%2==0: </text:p>
      <text:p text:style-name="P9"><text:tab/><text:tab/>i=str(i) </text:p>
      <text:p text:style-name="P9"><text:tab/><text:tab/>li.append(i) </text:p>
      <text:p text:style-name="P9">print ','.join(li)<text:tab/> </text:p>
      <text:p text:style-name="P9"><text:s/></text:p>
      <text:p text:style-name="P8"/>
      <text:p text:style-name="P8"/>
      <text:p text:style-name="P8"><text:soft-page-break/></text:p>
      <text:p text:style-name="P5">11-12-2017(3rd day)</text:p>
      <text:p text:style-name="P8"/>
      <text:p text:style-name="P7">1. Write a program that returns a list containing only the elements that are common for the two lists.</text:p>
      <text:p text:style-name="P7"/>
      <text:p text:style-name="P7">#!/usr/bin/python </text:p>
      <text:p text:style-name="P7">l1=[1,2,3,4,5] </text:p>
      <text:p text:style-name="P7">l2=[2,1,5,7,8,9] </text:p>
      <text:p text:style-name="P7">l3=set(l1)&amp;set(l2) #l3=[1,2,5] </text:p>
      <text:p text:style-name="P7">l4=set(l1)|set(l2) #l4=[1,2,3,4,5,7,8,9] </text:p>
      <text:p text:style-name="P7">l4=set(l1)^set(l2) #l5=[3,4,6,7,,8,9] </text:p>
      <text:p text:style-name="P7">print l3 </text:p>
      <text:p text:style-name="P7"/>
      <text:p text:style-name="P7">#print (l1|l2) </text:p>
      <text:p text:style-name="P7">#print (l1&amp;&amp;l2)</text:p>
      <text:p text:style-name="P7"/>
      <text:p text:style-name="P7">2. Write a program in Python to perform the following:</text:p>
      <text:p text:style-name="P7">• Accept user input of +ve and –ve values and store it in list, say mylist (To end user input pass 0)</text:p>
      <text:p text:style-name="P7">• Move all negative elements to end.</text:p>
      <text:p text:style-name="P7">Input : mylist = [1, -1, 3, 2, -7, -5, 11, 6 ]</text:p>
      <text:p text:style-name="P7">Output : [1 3 2 11 6 -1 -7 -5]</text:p>
      <text:p text:style-name="P7"/>
      <text:p text:style-name="P7">#!/usr/bin/python </text:p>
      <text:p text:style-name="P7">mylist=input("Enter list :") </text:p>
      <text:p text:style-name="P7">#!mylist = [1, -1, 3, 2, -7, -5, 11, 6] </text:p>
      <text:p text:style-name="P7">l1 = [] </text:p>
      <text:p text:style-name="P7">l2 = [] </text:p>
      <text:p text:style-name="P7">for val in mylist: </text:p>
      <text:p text:style-name="P7"><text:tab/>if val &lt; 0: </text:p>
      <text:p text:style-name="P7"><text:tab/><text:tab/>l1.append(val) </text:p>
      <text:p text:style-name="P7"><text:tab/>else: </text:p>
      <text:p text:style-name="P7"><text:tab/><text:tab/>l2.append(val) </text:p>
      <text:p text:style-name="P7"/>
      <text:p text:style-name="P7">op = l2+l1 </text:p>
      <text:p text:style-name="P7">print(op)</text:p>
      <text:p text:style-name="P7"/>
      <text:p text:style-name="P7"/>
      <text:p text:style-name="P7">3. Write a function to receive start and end numbers, calculate prime numbers between start and end,return the primes in list to the caller. If start and end are not passed take default as 1, 100.</text:p>
      <text:p text:style-name="P6">#!/usr/bin/python </text:p>
      <text:p text:style-name="P6">import sys </text:p>
      <text:p text:style-name="P6">def my_list(start=1,stop=100): </text:p>
      <text:p text:style-name="P6"><text:tab/>l1=[] </text:p>
      <text:p text:style-name="P6"><text:tab/>for num in range(start,stop): </text:p>
      <text:p text:style-name="P6"><text:tab/><text:tab/>hf=num/2 </text:p>
      <text:p text:style-name="P6"><text:tab/><text:tab/>for i in range(2,hf): </text:p>
      <text:p text:style-name="P6"><text:tab/><text:tab/><text:tab/>if num%i==0:<text:tab/> </text:p>
      <text:p text:style-name="P6"><text:tab/><text:tab/><text:tab/><text:tab/>break; </text:p>
      <text:p text:style-name="P6"><text:tab/><text:tab/>else: </text:p>
      <text:p text:style-name="P6"><text:tab/><text:tab/><text:tab/>l1.append(num)<text:tab/><text:tab/> </text:p>
      <text:p text:style-name="P6"><text:tab/>return l1 </text:p>
      <text:p text:style-name="P6"/>
      <text:p text:style-name="P6"><text:soft-page-break/>vals=(sys.argv[1:]) </text:p>
      <text:p text:style-name="P6"/>
      <text:p text:style-name="P6">if len(vals)&lt;2: </text:p>
      <text:p text:style-name="P6"><text:tab/>print my_list() </text:p>
      <text:p text:style-name="P6"/>
      <text:p text:style-name="P6">else: </text:p>
      <text:p text:style-name="P6"><text:tab/>start=int(vals[0]) </text:p>
      <text:p text:style-name="P6"><text:tab/>stop=int(vals[1]) </text:p>
      <text:p text:style-name="P6"><text:tab/>print my_list(start,stop)</text:p>
      <text:p text:style-name="P7"/>
      <text:p text:style-name="P7"/>
      <text:p text:style-name="P7"/>
      <text:p text:style-name="P7"/>
      <text:p text:style-name="P7">5. Write a function to receive variable arguments and need to perform sum of the variable arguments and return the result. Print the result in main program.</text:p>
      <text:p text:style-name="P7"/>
      <text:p text:style-name="P6">#!/usr/bin/python </text:p>
      <text:p text:style-name="P6">def my_fun(*vartuple): </text:p>
      <text:p text:style-name="P6"><text:tab/>su=0 </text:p>
      <text:p text:style-name="P6"><text:tab/>for i in vartuple: </text:p>
      <text:p text:style-name="P6"><text:tab/><text:tab/>su +=i </text:p>
      <text:p text:style-name="P6"><text:tab/>return su </text:p>
      <text:p text:style-name="P6"/>
      <text:p text:style-name="P6">vartuple=input("Enter the arguments :") </text:p>
      <text:p text:style-name="P6">print my_fun(*vartuple) </text:p>
      <text:p text:style-name="P6"/>
      <text:p text:style-name="P4"/>
      <text:p text:style-name="P5">12-07-2017(4<text:span text:style-name="T2">th</text:span> day)</text:p>
      <text:p text:style-name="P1"/>
      <text:p text:style-name="P2">1.Write a program to accept two complex numbers from user and perform complex numbers </text:p>
      <text:p text:style-name="P2">operations (addition, subtraction and multiplication of complex numbers) </text:p>
      <text:p text:style-name="P1"/>
      <text:p text:style-name="P2">#!/usr/bin/python </text:p>
      <text:p text:style-name="P2">val1=input("Enter the complex number :") </text:p>
      <text:p text:style-name="P2">val2=input("Enter the complex number <text:s/>: ") </text:p>
      <text:p text:style-name="P2">print "addition " , val1+val2 </text:p>
      <text:p text:style-name="P2">print "subtraction", val1-val2 </text:p>
      <text:p text:style-name="P2">print "multiplication", val1*val2 </text:p>
      <text:p text:style-name="P1"/>
      <text:p text:style-name="P1"/>
      <text:p text:style-name="P2">2.Write a program which takes 2 digits, v1, v2 as user input and generates/displays a 2-dimensional </text:p>
      <text:p text:style-name="P2">array. The element value in the i-th row and j-th column of the array should be i*j </text:p>
      <text:p text:style-name="P2">Note: Ranges of i and j are 0,1, ..., v1 - 1 and 0, 1, ..., v2-1 respectively</text:p>
      <text:p text:style-name="P2"/>
      <text:p text:style-name="P2">#!/usr/bin/python </text:p>
      <text:p text:style-name="P2">row=input("Enter the row value :") </text:p>
      <text:p text:style-name="P2">col=input("Enter the col value <text:s/>:") </text:p>
      <text:p text:style-name="P2">mtr=[] </text:p>
      <text:p text:style-name="P2">for i in range(row): </text:p>
      <text:p text:style-name="P2"><text:tab/>mtr.append([]) </text:p>
      <text:p text:style-name="P2"><text:tab/>for j in range(col): </text:p>
      <text:p text:style-name="P2"><text:tab/><text:tab/>mtr[i].append(i*j) </text:p>
      <text:p text:style-name="P2"><text:soft-page-break/></text:p>
      <text:p text:style-name="P2">#my=[[i*j for j in range(col)] for i in range(row)] </text:p>
      <text:p text:style-name="P2">my=[[i*j for i in range(col)] for j in range(row)] </text:p>
      <text:p text:style-name="P2">print "normal method : ",mtr </text:p>
      <text:p text:style-name="P2">print "\n comprehention method : ",my</text:p>
      <text:p text:style-name="P1"/>
      <text:p text:style-name="P1"/>
      <text:p text:style-name="P1"/>
      <text:p text:style-name="P1">3. Write a program in Python to find smallest factorial number containing given trailing zeros. Given a </text:p>
      <text:p text:style-name="P1">number num. The task is to find the smallest number whose factorial contains at least num trailing </text:p>
      <text:p text:style-name="P1">zeroes. </text:p>
      <text:p text:style-name="P1">Examples: </text:p>
      <text:p text:style-name="P1">Input : num = 1 </text:p>
      <text:p text:style-name="P1">Output : 5 </text:p>
      <text:p text:style-name="P1">1!, 2!, 3!, 4! does not contain trailing zero. </text:p>
      <text:p text:style-name="P1">5! = 120, which contains one trailing zero. </text:p>
      <text:p text:style-name="P1">Input : num = 6 </text:p>
      <text:p text:style-name="P1">Output : 25 </text:p>
      <text:p text:style-name="P1">25! = 15511210043330985984000000</text:p>
      <text:p text:style-name="P1"/>
      <text:p text:style-name="P2">#!/usr/bin/python</text:p>
      <text:p text:style-name="P2">import math </text:p>
      <text:p text:style-name="P2">inp=input("Enter the user choice : ") </text:p>
      <text:p text:style-name="P2">i=1 </text:p>
      <text:p text:style-name="P2">while True: </text:p>
      <text:p text:style-name="P2"><text:tab/>req=math.factorial(i) </text:p>
      <text:p text:style-name="P2"><text:tab/>if (str(req))[-inp:] == str(inp*"0"): </text:p>
      <text:p text:style-name="P2"><text:tab/><text:tab/>req[-inp:] </text:p>
      <text:p text:style-name="P2"><text:tab/><text:tab/>print i,req </text:p>
      <text:p text:style-name="P2"><text:tab/><text:tab/>break </text:p>
      <text:p text:style-name="P2"><text:tab/>i+=1</text:p>
      <text:p text:style-name="P1"/>
      <text:p text:style-name="P1"/>
      <text:p text:style-name="P1"/>
      <text:p text:style-name="P1"/>
      <text:p text:style-name="P1">4. Write a program in Python to implement the below functionalities using map, filter and reduce </text:p>
      <text:p text:style-name="P1">functions: </text:p>
      <text:p text:style-name="P1"> Generate a random number between 10 and 20 </text:p>
      <text:p text:style-name="P1"> Using above generated random number build a list within range of -10 to 20 </text:p>
      <text:p text:style-name="P1"> Print the above list </text:p>
      <text:p text:style-name="P1"> Process the numbers in the above list and retrieve only positive numbers, store in list and print </text:p>
      <text:p text:style-name="P1">them </text:p>
      <text:p text:style-name="P1"> Using above positive numbers find squares of numbers, store in list and print them </text:p>
      <text:p text:style-name="P1"> Using above square of numbers find sum of squares of numbers, store in list and print them</text:p>
      <text:p text:style-name="P1"/>
      <text:p text:style-name="P1">#!/usr/bin/python </text:p>
      <text:p text:style-name="P1">from random import randrange </text:p>
      <text:p text:style-name="P1">def positive(list2): </text:p>
      <text:p text:style-name="P1"><text:tab/>if list2&gt;0: </text:p>
      <text:p text:style-name="P1"><text:tab/><text:tab/>return True<text:tab/> </text:p>
      <text:p text:style-name="P1">def sqre(list2): </text:p>
      <text:p text:style-name="P1"><text:soft-page-break/><text:tab/>sq_num=list2**2 </text:p>
      <text:p text:style-name="P1"><text:tab/>return sq_num </text:p>
      <text:p text:style-name="P1">def sum_fun(v1,v2): </text:p>
      <text:p text:style-name="P1"><text:tab/>res=v1+v2 </text:p>
      <text:p text:style-name="P1"><text:tab/>return res </text:p>
      <text:p text:style-name="P1"/>
      <text:p text:style-name="P1"/>
      <text:p text:style-name="P1">cnt=randrange(10,20) </text:p>
      <text:p text:style-name="P1">print " length of list : ",cnt </text:p>
      <text:p text:style-name="P1"/>
      <text:p text:style-name="P1">list1=[randrange(-10,20) for i in range(cnt)] </text:p>
      <text:p text:style-name="P1">print "list is :",list1 </text:p>
      <text:p text:style-name="P1"/>
      <text:p text:style-name="P1">list2=filter(positive,list1) </text:p>
      <text:p text:style-name="P1">print "positive numbers list :",list2 </text:p>
      <text:p text:style-name="P1"/>
      <text:p text:style-name="P1">list3=map(sqre,list2) </text:p>
      <text:p text:style-name="P1">print "squrare of the list : ",list3 </text:p>
      <text:p text:style-name="P1"/>
      <text:p text:style-name="P1">total=reduce(sum_fun,list3) </text:p>
      <text:p text:style-name="P1">print "sum of above list :", total<text:tab/></text:p>
      <text:p text:style-name="Standard"/>
      <text:p text:style-name="Standard"/>
      <text:p text:style-name="Standard"/>
      <text:p text:style-name="P1">5. Write a program in Python to perform the following: </text:p>
      <text:p text:style-name="P1"> Accept a list from user </text:p>
      <text:p text:style-name="P1"> Accept a tuple from user </text:p>
      <text:p text:style-name="P1"> Form list comprehension of square of numbers using above list and print the result </text:p>
      <text:p text:style-name="P1"> Form tuple comprehension of square of numbers using above tuple and print the result </text:p>
      <text:p text:style-name="P1"> Form set comprehension of square of numbers using above list and print the result </text:p>
      <text:p text:style-name="P1"> Accept a list from user. If user enters one number then accept that as stop, if user enters two </text:p>
      <text:p text:style-name="P1">numbers then accept them as start and stop, if user enters 3 numbers then treat them as start, </text:p>
      <text:p text:style-name="P1">stop and step. If user enters invalid start, stop and step numbers or more than 3 numbers then </text:p>
      <text:p text:style-name="P1">take start as 0, step as 1 and stop as 10. Using start, stop and step form a list.</text:p>
      <text:p text:style-name="Standard"/>
      <text:p text:style-name="Standard"/>
      <text:p text:style-name="P1">#!/usr/bin/python </text:p>
      <text:p text:style-name="P1">list1=list(input("Entr list of values : ")) </text:p>
      <text:p text:style-name="P1">print tuple(list1) </text:p>
      <text:p text:style-name="P1"/>
      <text:p text:style-name="P1">list2=[i*2 for i in list1] </text:p>
      <text:p text:style-name="P1">print list2 ,"\n tuple list :", tuple(list2) </text:p>
      <text:p text:style-name="P1"/>
      <text:p text:style-name="P1">list2=[i*2 for i in list1] </text:p>
      <text:p text:style-name="P1">print list2 ,"\n tuple list :",tuple(list3) </text:p>
      <text:p text:style-name="P1"/>
      <text:p text:style-name="P1">list3=[i*2 for i in set(list1)] </text:p>
      <text:p text:style-name="P1">print list3 ,"\n tuple list :", tuple(list3) </text:p>
      <text:p text:style-name="P1"/>
      <text:p text:style-name="P1">def my_list(start=0,stop=10,step=1): </text:p>
      <text:p text:style-name="P1"><text:tab/>m_list=[] </text:p>
      <text:p text:style-name="P1"><text:tab/>for i in range(start,stop,step): </text:p>
      <text:p text:style-name="P1"><text:soft-page-break/><text:tab/><text:tab/>m_list.append(i) </text:p>
      <text:p text:style-name="P1"><text:tab/>print m_list </text:p>
      <text:p text:style-name="P1"/>
      <text:p text:style-name="P1">if len(list1)&lt;2: </text:p>
      <text:p text:style-name="P1"><text:tab/>stop=list1[0] </text:p>
      <text:p text:style-name="P1"><text:tab/>my_list(0,stop) </text:p>
      <text:p text:style-name="P1"><text:tab/>print " ok1" </text:p>
      <text:p text:style-name="P1">elif len(list1)&gt;1 and len(list1)&lt;3: </text:p>
      <text:p text:style-name="P1"><text:tab/>start=list1[0] </text:p>
      <text:p text:style-name="P1"><text:tab/>stop=list1[1] </text:p>
      <text:p text:style-name="P1"><text:tab/>my_list(start,stop) </text:p>
      <text:p text:style-name="P1">elif len(list1)&gt;2 and len(list1)&lt;4: </text:p>
      <text:p text:style-name="P1"><text:tab/>start=list1[0] </text:p>
      <text:p text:style-name="P1"><text:tab/>stop=list1[1] </text:p>
      <text:p text:style-name="P1"><text:tab/>step=list1[2] </text:p>
      <text:p text:style-name="P1"><text:tab/>my_list(start,stop,step) </text:p>
      <text:p text:style-name="P1">else: </text:p>
      <text:p text:style-name="P1"><text:tab/>my_list() </text:p>
      <text:p text:style-name="P1"/>
      <text:p text:style-name="P1"/>
      <text:p text:style-name="P1"/>
      <text:p text:style-name="P1"/>
      <text:p text:style-name="P5">14-12-2017(5<text:span text:style-name="T2">th</text:span> Day)</text:p>
      <text:p text:style-name="P5"/>
      <text:p text:style-name="P5"/>
      <text:p text:style-name="P13">1.Write a program in Python to perform command line arguments multiplication. If no command line arguments are passed print error message and print result if proper arguments are passed.</text:p>
      <text:p text:style-name="P13"/>
      <text:p text:style-name="P13">#!/usr/bin/python </text:p>
      <text:p text:style-name="P13">import sys </text:p>
      <text:p text:style-name="P13">if len(sys.argv)&gt;1: </text:p>
      <text:p text:style-name="P13"><text:tab/>num1 = int(sys.argv[1]) </text:p>
      <text:p text:style-name="P13"><text:tab/>num2 =int (sys.argv[2]) </text:p>
      <text:p text:style-name="P13"><text:tab/>result= num1*num2 </text:p>
      <text:p text:style-name="P13"><text:tab/>print result </text:p>
      <text:p text:style-name="P13">else: </text:p>
      <text:p text:style-name="P13"><text:tab/>print " Please give proper comand \n ex: filename 5 2 " </text:p>
      <text:p text:style-name="P13"/>
      <text:p text:style-name="P13">2. Develop Python module to address following 3 functionalities of Fibonacci Series: </text:p>
      <text:p text:style-name="P13"> Normal method - Function to print the required fibonacci series, if function receives 10, then </text:p>
      <text:p text:style-name="P13">prints 10 fibonacci numbers </text:p>
      <text:p text:style-name="P13"> List - Function would return the list of fibonacci series </text:p>
      <text:p text:style-name="P13"> Tuple - Function would return the fibonacci numbers in a tuple</text:p>
      <text:p text:style-name="P13"/>
      <text:p text:style-name="P14">#!/usr/bin/python </text:p>
      <text:p text:style-name="P14">def fib1(num): </text:p>
      <text:p text:style-name="P14"><text:tab/>a=0 </text:p>
      <text:p text:style-name="P14"><text:tab/>b=1 </text:p>
      <text:p text:style-name="P14"><text:tab/>l1=[] </text:p>
      <text:p text:style-name="P14"><text:tab/>for i in range(num): </text:p>
      <text:p text:style-name="P14"><text:tab/><text:tab/>l1.append(a)<text:tab/> </text:p>
      <text:p text:style-name="P14"><text:tab/><text:tab/>a,b=b,a+b </text:p>
      <text:p text:style-name="P14"><text:soft-page-break/><text:tab/>return l1 </text:p>
      <text:p text:style-name="P14">def fib2(num): </text:p>
      <text:p text:style-name="P14"><text:tab/>a,b=0,1 </text:p>
      <text:p text:style-name="P14"><text:tab/>l1=[] </text:p>
      <text:p text:style-name="P14"><text:tab/>while num&gt;0: </text:p>
      <text:p text:style-name="P14"><text:tab/><text:tab/>l1.append(a) </text:p>
      <text:p text:style-name="P14"><text:tab/><text:tab/>a,b=b,a+b </text:p>
      <text:p text:style-name="P14"><text:tab/><text:tab/>num-=1 </text:p>
      <text:p text:style-name="P14"><text:tab/>return l1 </text:p>
      <text:p text:style-name="P14">def fib3(num): </text:p>
      <text:p text:style-name="P14"><text:tab/>a,b=0,1 </text:p>
      <text:p text:style-name="P14"><text:tab/>l1=[] </text:p>
      <text:p text:style-name="P14"><text:tab/>for i in range(num): </text:p>
      <text:p text:style-name="P14"><text:tab/><text:tab/>l1.append(a) </text:p>
      <text:p text:style-name="P14"><text:s text:c="2"/><text:tab/><text:tab/>a,b = b, a+b </text:p>
      <text:p text:style-name="P14"><text:tab/>tup=tuple(l1) </text:p>
      <text:p text:style-name="P14"><text:tab/>return tup </text:p>
      <text:p text:style-name="P14">#num=input() </text:p>
      <text:p text:style-name="P14">#print "1 model :", fib1(num) </text:p>
      <text:p text:style-name="P14">#print "2nd model :",fib2(num) </text:p>
      <text:p text:style-name="P14">#print "3rd model : ",fib3(num)</text:p>
      <text:p text:style-name="P14"/>
      <text:p text:style-name="P14"/>
      <text:p text:style-name="P14"/>
      <text:p text:style-name="P13"/>
      <text:p text:style-name="P13"/>
      <text:p text:style-name="P13">4. Develop Python module to address following 3 functionalities of Factorial of given numbers: </text:p>
      <text:p text:style-name="P13"> Normal method - Function to print the factorial of passed number, if function receives 5, then </text:p>
      <text:p text:style-name="P13">prints factorial of 5 is 120 </text:p>
      <text:p text:style-name="P13"> List - Function would return the list of factorial values of passed list, if function receives [3, 5, 4] </text:p>
      <text:p text:style-name="P13">then it function to return [6, 120, 24] </text:p>
      <text:p text:style-name="P13"> Tuple - Function would return the factorial values of passed tuple in a tuple </text:p>
      <text:p text:style-name="P13">NOTE: In list you implement logic of multiplying in descending order as 5 * 4 * 3 * 2 * 1 = 120 and in </text:p>
      <text:p text:style-name="P13">tuple implement logic of multiplying in ascending order as 1 * 2 * 3 * 4 * 5 = 120 </text:p>
      <text:p text:style-name="P13">Include main program to use above modules, main program to print the individual numbers (not list or </text:p>
      <text:p text:style-name="P13">tuple as it is)</text:p>
      <text:p text:style-name="P13"/>
      <text:p text:style-name="P13"/>
      <text:p text:style-name="P13">#!/usr/bin/python</text:p>
      <text:p text:style-name="P13">def fact1(n):</text:p>
      <text:p text:style-name="P13"><text:s text:c="4"/>if n == 0:</text:p>
      <text:p text:style-name="P13"><text:s text:c="8"/>return 1</text:p>
      <text:p text:style-name="P13"><text:s text:c="4"/>else:</text:p>
      <text:p text:style-name="P13"><text:s text:c="8"/>return n * fact1(n-1)</text:p>
      <text:p text:style-name="P13">def fact2(n):</text:p>
      <text:p text:style-name="P13"><text:s text:c="4"/>if n == 0:</text:p>
      <text:p text:style-name="P13"><text:s text:c="8"/>return 1</text:p>
      <text:p text:style-name="P13"><text:s text:c="4"/>else:</text:p>
      <text:p text:style-name="P13"><text:s text:c="8"/>return fact1(n-1) * n </text:p>
      <text:p text:style-name="P13"/>
      <text:p text:style-name="P13"><text:soft-page-break/>n=5</text:p>
      <text:p text:style-name="P13">print "factorial of ", n,"is :", fact1(n)</text:p>
      <text:p text:style-name="P13">n=[3,5,4]</text:p>
      <text:p text:style-name="P13"/>
      <text:p text:style-name="P13">if len(n)&gt;2:</text:p>
      <text:p text:style-name="P13"><text:s text:c="4"/>fact_list=map(fact1,n)</text:p>
      <text:p text:style-name="P13"><text:s text:c="4"/>print fact_list</text:p>
      <text:p text:style-name="P13">n=(3,5,4)</text:p>
      <text:p text:style-name="P13">if len(n)&gt;2:</text:p>
      <text:p text:style-name="P13"><text:s text:c="4"/>fact_list=map(fact2,n)</text:p>
      <text:p text:style-name="P13"><text:s text:c="4"/>print tuple(fact_list)</text:p>
      <text:p text:style-name="P13"/>
      <text:p text:style-name="P13"/>
      <text:p text:style-name="P13">5.Develop Python package to include above modules of Fibonacci series, prime numbers and factorial </text:p>
      <text:p text:style-name="P13">__init__.py</text:p>
      <text:p text:style-name="P13"/>
      <text:p text:style-name="P13">from fibono import fib1</text:p>
      <text:p text:style-name="P13">from fact import fact1</text:p>
      <text:p text:style-name="P12">from prime import prime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8:36:56.318580256</meta:creation-date>
    <dc:date>2017-12-18T18:32:40.104034018</dc:date>
    <meta:editing-duration>PT5M30S</meta:editing-duration>
    <meta:editing-cycles>1</meta:editing-cycles>
    <meta:generator>LibreOffice/4.2.8.2$Linux_X86_64 LibreOffice_project/420m0$Build-2</meta:generator>
    <meta:document-statistic meta:table-count="0" meta:image-count="0" meta:object-count="0" meta:page-count="9" meta:paragraph-count="337" meta:word-count="1536" meta:character-count="10266" meta:non-whitespace-character-count="8593"/>
  </office:meta>
</office:document-meta>
</file>